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94a" officeooo:paragraph-rsid="0010894a"/>
    </style:style>
    <style:style style:name="P2" style:family="paragraph" style:parent-style-name="Standard">
      <style:text-properties fo:font-size="16pt" officeooo:rsid="0010894a" officeooo:paragraph-rsid="0010894a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 Algorithm</text:p>
      <text:p text:style-name="P1"/>
      <text:p text:style-name="P1">The Z algorithm is a fast, rather easy to implement algorithm which after running on a string S, it produces an array Z where Z[i] = (length of the longest prefix of S starting at I).</text:p>
      <text:p text:style-name="P1"/>
      <text:p text:style-name="P1">For simplicity we will use the following notations:</text:p>
      <text:p text:style-name="P1"/>
      <text:p text:style-name="P1"><text:span text:style-name="T1">SL...R] </text:span>= substring of S starting at L and ending at R.</text:p>
      <text:p text:style-name="P1"><text:span text:style-name="T1">Z[i]</text:span> = longest prefix of S starting at I</text:p>
      <text:p text:style-name="P1"/>
      <text:p text:style-name="P1">The Z algorithm relies on the following loop variance:</text:p>
      <text:p text:style-name="P1"/>
      <text:p text:style-name="P1">Suppose we have computed correctly the longest prefix for <text:span text:style-name="T1">i-1</text:span> and we have <text:span text:style-name="T1">L and R</text:span> which represent the bound for the last longest prefix of S.</text:p>
      <text:p text:style-name="P1"/>
      <text:p text:style-name="P1">- if <text:span text:style-name="T1">i&gt;R</text:span>, then the last longest prefix is out of the bounds of the current index and we have to compute it again.</text:p>
      <text:p text:style-name="P1">- if i&lt;=R, the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01:16:46.762966851</meta:creation-date>
    <dc:date>2014-05-25T02:36:19.346827260</dc:date>
    <meta:editing-duration>PT1H3M34S</meta:editing-duration>
    <meta:editing-cycles>1</meta:editing-cycles>
    <meta:document-statistic meta:table-count="0" meta:image-count="0" meta:object-count="0" meta:page-count="1" meta:paragraph-count="9" meta:word-count="131" meta:character-count="664" meta:non-whitespace-character-count="541"/>
    <meta:generator>LibreOffice/4.2.3.3$Linux_X86_64 LibreOffice_project/420m0$Build-3</meta:generator>
  </office:meta>
</office:document-meta>
</file>